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DejaVuSans" style:font-family-asian="DejaVuSans" style:font-family-complex="DejaVuSans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DejaVuSans" style:font-family-asian="DejaVuSans" style:font-family-complex="DejaVuSans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84.60pt"/>
          <style:tab-stop style:position="73.00pt"/>
          <style:tab-stop style:position="65788.00pt" style:leader-style="dotted"/>
        </style:tab-stops>
      </style:paragraph-properties>
    </style:style>
    <style:style style:name="P4" style:family="paragraph">
      <style:paragraph-properties fo:line-height="100.00%" fo:text-align="left" fo:margin-left="22.50pt" fo:text-indent="0.00pt"/>
    </style:style>
    <style:style style:name="P5" style:family="paragraph">
      <style:paragraph-properties fo:line-height="100.00%" fo:text-align="left" fo:margin-left="22.50pt" fo:text-indent="0.00pt"/>
    </style:style>
    <style:style style:name="P6" style:family="paragraph">
      <style:paragraph-properties fo:line-height="100.00%" fo:text-align="left" fo:margin-left="22.50pt" fo:text-indent="0.00p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84.60pt"/>
          <style:tab-stop style:position="73.00pt"/>
          <style:tab-stop style:position="65788.00pt" style:leader-style="dotted"/>
        </style:tab-stops>
      </style:paragraph-properties>
    </style:style>
    <style:style style:name="P9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10" style:family="paragraph">
      <style:paragraph-properties fo:line-height="100.00%" fo:text-align="left" fo:margin-left="22.50pt" fo:text-indent="0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2.50pt" fo:text-indent="0.00pt"/>
    </style:style>
    <style:style style:name="P13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14" style:family="paragraph">
      <style:paragraph-properties fo:line-height="100.00%" fo:text-align="left" fo:margin-left="22.50pt" fo:text-indent="0.00p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2.50pt" fo:text-indent="0.00pt"/>
    </style:style>
    <style:style style:name="P17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18" style:family="paragraph">
      <style:paragraph-properties fo:line-height="100.00%" fo:text-align="left" fo:margin-left="22.50pt" fo:text-indent="0.00p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22.50pt" fo:text-indent="0.00pt"/>
    </style:style>
    <style:style style:name="P21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22" style:family="paragraph">
      <style:paragraph-properties fo:line-height="100.00%" fo:text-align="left" fo:margin-left="22.50pt" fo:text-indent="0.00p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2.50pt" fo:text-indent="0.00pt"/>
    </style:style>
    <style:style style:name="P25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26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27" style:family="paragraph">
      <style:paragraph-properties fo:line-height="100.00%" fo:text-align="left" fo:margin-left="22.50pt" fo:text-indent="0.00p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22.50pt" fo:text-indent="0.00pt"/>
    </style:style>
    <style:style style:name="P30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31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32" style:family="paragraph">
      <style:paragraph-properties fo:line-height="100.00%" fo:text-align="left" fo:margin-left="22.50pt" fo:text-indent="0.00p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2.50pt" fo:text-indent="0.00pt"/>
    </style:style>
    <style:style style:name="P35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36" style:family="paragraph">
      <style:paragraph-properties fo:line-height="100.00%" fo:text-align="left" fo:margin-left="22.50pt" fo:text-indent="0.00p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22.50pt" fo:text-indent="0.00pt"/>
    </style:style>
    <style:style style:name="P39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22.50pt" fo:text-indent="0.00p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22.50pt" fo:text-indent="0.00pt"/>
    </style:style>
    <style:style style:name="P44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84.60pt"/>
          <style:tab-stop style:position="73.00pt"/>
          <style:tab-stop style:position="65788.00pt" style:leader-style="dotted"/>
        </style:tab-stops>
      </style:paragraph-properties>
    </style:style>
    <style:style style:name="P48" style:family="paragraph">
      <style:paragraph-properties fo:line-height="100.00%" fo:text-align="left" fo:margin-left="22.50pt" fo:text-indent="0.00pt"/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84.60pt"/>
          <style:tab-stop style:position="73.00pt"/>
          <style:tab-stop style:position="65788.00pt" style:leader-style="dotted"/>
        </style:tab-stops>
      </style:paragraph-properties>
    </style:style>
    <style:style style:name="P51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52" style:family="paragraph">
      <style:paragraph-properties fo:line-height="100.00%" fo:text-align="left" fo:margin-left="22.50pt" fo:text-indent="0.00pt"/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22.50pt" fo:text-indent="0.00pt"/>
    </style:style>
    <style:style style:name="P55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56" style:family="paragraph">
      <style:paragraph-properties fo:line-height="100.00%" fo:text-align="left" fo:margin-left="22.50pt" fo:text-indent="0.00pt"/>
    </style:style>
    <style:style style:name="P57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58" style:family="paragraph">
      <style:paragraph-properties fo:line-height="100.00%" fo:text-align="left" fo:margin-left="22.50pt" fo:text-indent="0.00pt"/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22.50pt" fo:text-indent="0.00pt"/>
    </style:style>
    <style:style style:name="P61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62" style:family="paragraph">
      <style:paragraph-properties fo:line-height="100.00%" fo:text-align="left" fo:margin-left="22.50pt" fo:text-indent="0.00pt"/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22.50pt" fo:text-indent="0.00pt"/>
    </style:style>
    <style:style style:name="P65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66" style:family="paragraph">
      <style:paragraph-properties fo:line-height="100.00%" fo:text-align="left" fo:margin-left="22.50pt" fo:text-indent="0.00pt"/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22.50pt" fo:text-indent="0.00pt"/>
    </style:style>
    <style:style style:name="P69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70" style:family="paragraph">
      <style:paragraph-properties fo:line-height="100.00%" fo:text-align="left" fo:margin-left="22.50pt" fo:text-indent="0.00pt"/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22.50pt" fo:text-indent="0.00pt"/>
    </style:style>
    <style:style style:name="P73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74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75" style:family="paragraph">
      <style:paragraph-properties fo:line-height="100.00%" fo:text-align="left" fo:margin-left="22.50pt" fo:text-indent="0.00pt"/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left" fo:margin-left="22.50pt" fo:text-indent="0.00pt"/>
    </style:style>
    <style:style style:name="P78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79" style:family="paragraph">
      <style:paragraph-properties fo:line-height="100.00%" fo:text-align="left" fo:margin-left="12.50pt" fo:text-indent="-5.00pt">
        <style:tab-stops>
          <style:tab-stop style:position="65.50pt"/>
          <style:tab-stop style:position="65780.50pt" style:leader-style="dotted"/>
          <style:tab-stop style:position="448169.15pt" style:type="right"/>
          <style:tab-stop style:position="-12.50pt"/>
          <style:tab-stop style:position="65.50pt"/>
          <style:tab-stop style:position="65780.50pt" style:leader-style="dotted"/>
        </style:tab-stops>
      </style:paragraph-properties>
    </style:style>
    <style:style style:name="P80" style:family="paragraph">
      <style:paragraph-properties fo:line-height="100.00%" fo:text-align="left" fo:margin-left="22.50pt" fo:text-indent="0.00pt"/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83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84" style:family="paragraph">
      <style:paragraph-properties fo:line-height="100.00%" fo:text-align="left" fo:margin-left="22.50pt" fo:text-indent="0.00pt"/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88" style:family="paragraph">
      <style:paragraph-properties fo:line-height="100.00%" fo:text-align="left" fo:margin-left="12.50pt" fo:text-indent="-5.00pt">
        <style:tab-stops>
          <style:tab-stop style:position="65.50pt"/>
          <style:tab-stop style:position="65780.50pt" style:leader-style="dotted"/>
          <style:tab-stop style:position="448169.15pt" style:type="right"/>
          <style:tab-stop style:position="-12.50pt"/>
          <style:tab-stop style:position="65.50pt"/>
          <style:tab-stop style:position="65780.50pt" style:leader-style="dotted"/>
        </style:tab-stops>
      </style:paragraph-properties>
    </style:style>
    <style:style style:name="P89" style:family="paragraph">
      <style:paragraph-properties fo:line-height="100.00%" fo:text-align="left" fo:margin-left="22.50pt" fo:text-indent="0.00pt"/>
    </style:style>
    <style:style style:name="P90" style:family="paragraph">
      <style:paragraph-properties fo:line-height="100.00%" fo:text-align="left" fo:margin-left="18.00pt" fo:text-indent="0.00pt"/>
    </style:style>
    <style:style style:name="P91" style:family="paragraph">
      <style:paragraph-properties fo:line-height="100.00%" fo:text-align="left" fo:margin-left="22.50pt" fo:text-indent="0.00pt"/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00.00%" fo:text-align="left" fo:margin-left="5.00pt" fo:text-indent="-5.00pt">
        <style:tab-stops>
          <style:tab-stop style:position="73.00pt"/>
          <style:tab-stop style:position="65788.00pt" style:leader-style="dotted"/>
          <style:tab-stop style:position="448176.65pt" style:type="right"/>
          <style:tab-stop style:position="-5.00pt"/>
          <style:tab-stop style:position="73.00pt"/>
          <style:tab-stop style:position="65788.00pt" style:leader-style="dotted"/>
        </style:tab-stops>
      </style:paragraph-properties>
    </style:style>
    <style:style style:name="P94" style:family="paragraph">
      <style:paragraph-properties fo:line-height="100.00%" fo:text-align="left"/>
    </style:style>
    <style:style style:name="TableColumn0100" style:family="table-column">
      <style:table-column-properties style:column-width="1.083333in"/>
    </style:style>
    <style:style style:name="TableColumn0101" style:family="table-column">
      <style:table-column-properties style:column-width="1.083333in"/>
    </style:style>
    <style:style style:name="TableColumn0102" style:family="table-column">
      <style:table-column-properties style:column-width="1.083333in"/>
    </style:style>
    <style:style style:name="TableColumn0103" style:family="table-column">
      <style:table-column-properties style:column-width="1.084028in"/>
    </style:style>
    <style:style style:name="TableColumn0104" style:family="table-column">
      <style:table-column-properties style:column-width="1.083333in"/>
    </style:style>
    <style:style style:name="TableColumn0105" style:family="table-column">
      <style:table-column-properties style:column-width="1.082639in"/>
    </style:style>
    <style:style style:name="Table01" style:family="table">
      <style:table-properties style:width="6.500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0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004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005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1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104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105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2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2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204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205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3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304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305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4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404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405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5" style:family="table-row">
      <style:table-row-properties style:min-row-height="0.333333in"/>
    </style:style>
    <style:style style:name="TableCell01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5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504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505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6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604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605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7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704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705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8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804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805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olumn0200" style:family="table-column">
      <style:table-column-properties style:column-width="1.083333in"/>
    </style:style>
    <style:style style:name="TableColumn0201" style:family="table-column">
      <style:table-column-properties style:column-width="1.083333in"/>
    </style:style>
    <style:style style:name="TableColumn0202" style:family="table-column">
      <style:table-column-properties style:column-width="1.083333in"/>
    </style:style>
    <style:style style:name="TableColumn0203" style:family="table-column">
      <style:table-column-properties style:column-width="1.084028in"/>
    </style:style>
    <style:style style:name="TableColumn0204" style:family="table-column">
      <style:table-column-properties style:column-width="1.083333in"/>
    </style:style>
    <style:style style:name="TableColumn0205" style:family="table-column">
      <style:table-column-properties style:column-width="1.082639in"/>
    </style:style>
    <style:style style:name="Table02" style:family="table">
      <style:table-properties style:width="6.5000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0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004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005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1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104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105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2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2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204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205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3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304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305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4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404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405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5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504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505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6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604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605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207" style:family="table-row">
      <style:table-row-properties style:min-row-height="0.333333in"/>
    </style:style>
    <style:style style:name="TableCell02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7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704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705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8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804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805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209" style:family="table-row">
      <style:table-row-properties/>
    </style:style>
    <style:style style:name="TableCell02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9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904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0905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210" style:family="table-row">
      <style:table-row-properties/>
    </style:style>
    <style:style style:name="TableCell02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1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10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1004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21005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2">Reconstruct the top stack frame at breakpoint 1 using output from the various gdb commands (like we did for square.c in the example). Fill in the values in the following template:</text:span></text:p>
      <text:p text:style-name="P2"><text:span text:style-name="T3"/></text:p>
      <text:p text:style-name="P2"><text:span text:style-name="T3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>
            <text:p text:style-name="P4"><text:span text:style-name="T4">Pointers</text:span></text:p>
            <text:p text:style-name="P4"><text:span text:style-name="T4">(Register</text:span></text:p>
            <text:p text:style-name="P5"><text:span text:style-name="T4">Addresses)</text:span><text:span text:style-name="T5"/></text:p>
          </table:table-cell>
          <table:table-cell table:style-name="TableCell010001">
            <text:p text:style-name="P6"><text:span text:style-name="T6">EBP Offset</text:span><text:span text:style-name="T7"/></text:p>
          </table:table-cell>
          <table:table-cell table:style-name="TableCell010002">
            <text:p text:style-name="P7"><text:span text:style-name="T8">Address</text:span><text:span text:style-name="T9"/></text:p>
          </table:table-cell>
          <table:table-cell table:style-name="TableCell010003">
            <text:p text:style-name="P7"><text:span text:style-name="T10">Name</text:span><text:span text:style-name="T11"/></text:p>
          </table:table-cell>
          <table:table-cell table:style-name="TableCell010004">
            <text:p text:style-name="P7"><text:span text:style-name="T12">Description</text:span><text:span text:style-name="T13"/></text:p>
          </table:table-cell>
          <table:table-cell table:style-name="TableCell010005">
            <text:p text:style-name="P7"><text:span text:style-name="T14">Value</text:span><text:span text:style-name="T15"/></text:p>
          </table:table-cell>
        </table:table-row>
        <table:table-row table:style-name="TableRow0101">
          <table:table-cell table:style-name="TableCell010100">
            <text:p text:style-name="P10"><text:span text:style-name="T15">ESP -&gt;</text:span></text:p>
          </table:table-cell>
          <table:table-cell table:style-name="TableCell010101">
            <text:p text:style-name="P10"><text:span text:style-name="T16">ebp - 16</text:span><text:span text:style-name="T17"/></text:p>
          </table:table-cell>
          <table:table-cell table:style-name="TableCell010102">
            <text:p text:style-name="P10"><text:span text:style-name="T17">0xbffff6e8</text:span></text:p>
          </table:table-cell>
          <table:table-cell table:style-name="TableCell010103">
            <text:p text:style-name="P10"><text:span text:style-name="T17"/></text:p>
          </table:table-cell>
          <table:table-cell table:style-name="TableCell010104">
            <text:p text:style-name="P11"><text:span text:style-name="T17">First empty memory location</text:span></text:p>
          </table:table-cell>
          <table:table-cell table:style-name="TableCell010105">
            <text:p text:style-name="P12"><text:span text:style-name="T17"/></text:p>
          </table:table-cell>
        </table:table-row>
        <table:table-row table:style-name="TableRow0102">
          <table:table-cell table:style-name="TableCell010200">
            <text:p text:style-name="P14"><text:span text:style-name="T17"/></text:p>
          </table:table-cell>
          <table:table-cell table:style-name="TableCell010201">
            <text:p text:style-name="P14"><text:span text:style-name="T18">ebp - 12</text:span><text:span text:style-name="T19"/></text:p>
          </table:table-cell>
          <table:table-cell table:style-name="TableCell010202">
            <text:p text:style-name="P14"><text:span text:style-name="T19">0xbffff6ec</text:span></text:p>
          </table:table-cell>
          <table:table-cell table:style-name="TableCell010203">
            <text:p text:style-name="P14"><text:span text:style-name="T19"/></text:p>
          </table:table-cell>
          <table:table-cell table:style-name="TableCell010204">
            <text:p text:style-name="P15"><text:span text:style-name="T19"/></text:p>
          </table:table-cell>
          <table:table-cell table:style-name="TableCell010205">
            <text:p text:style-name="P16"><text:span text:style-name="T19"/></text:p>
          </table:table-cell>
        </table:table-row>
        <table:table-row table:style-name="TableRow0103">
          <table:table-cell table:style-name="TableCell010300">
            <text:p text:style-name="P18"><text:span text:style-name="T19"/></text:p>
          </table:table-cell>
          <table:table-cell table:style-name="TableCell010301">
            <text:p text:style-name="P18"><text:span text:style-name="T20">ebp - 8</text:span><text:span text:style-name="T21"/></text:p>
          </table:table-cell>
          <table:table-cell table:style-name="TableCell010302">
            <text:p text:style-name="P18"><text:span text:style-name="T21">0xbffff6f0</text:span></text:p>
          </table:table-cell>
          <table:table-cell table:style-name="TableCell010303">
            <text:p text:style-name="P18"><text:span text:style-name="T21">x</text:span></text:p>
          </table:table-cell>
          <table:table-cell table:style-name="TableCell010304">
            <text:p text:style-name="P19"><text:span text:style-name="T21">Local variable</text:span></text:p>
          </table:table-cell>
          <table:table-cell table:style-name="TableCell010305">
            <text:p text:style-name="P20"><text:span text:style-name="T21">0x216</text:span></text:p>
          </table:table-cell>
        </table:table-row>
        <table:table-row table:style-name="TableRow0104">
          <table:table-cell table:style-name="TableCell010400">
            <text:p text:style-name="P22"><text:span text:style-name="T21"/></text:p>
          </table:table-cell>
          <table:table-cell table:style-name="TableCell010401">
            <text:p text:style-name="P22"><text:span text:style-name="T22">ebp - 4</text:span><text:span text:style-name="T23"/></text:p>
          </table:table-cell>
          <table:table-cell table:style-name="TableCell010402">
            <text:p text:style-name="P22"><text:span text:style-name="T23">0xbffff6f4</text:span></text:p>
          </table:table-cell>
          <table:table-cell table:style-name="TableCell010403">
            <text:p text:style-name="P22"><text:span text:style-name="T23">y</text:span></text:p>
          </table:table-cell>
          <table:table-cell table:style-name="TableCell010404">
            <text:p text:style-name="P23"><text:span text:style-name="T23">Local variable</text:span></text:p>
          </table:table-cell>
          <table:table-cell table:style-name="TableCell010405">
            <text:p text:style-name="P24"><text:span text:style-name="T23">0x421</text:span></text:p>
          </table:table-cell>
        </table:table-row>
        <table:table-row table:style-name="TableRow0105">
          <table:table-cell table:style-name="TableCell010500">
            <text:p text:style-name="P27"><text:span text:style-name="T23">EBP -&gt;</text:span></text:p>
          </table:table-cell>
          <table:table-cell table:style-name="TableCell010501">
            <text:p text:style-name="P27"><text:span text:style-name="T24">ebp</text:span><text:span text:style-name="T25"/></text:p>
          </table:table-cell>
          <table:table-cell table:style-name="TableCell010502">
            <text:p text:style-name="P27"><text:span text:style-name="T25">0xbffff6f8</text:span></text:p>
          </table:table-cell>
          <table:table-cell table:style-name="TableCell010503">
            <text:p text:style-name="P27"><text:span text:style-name="T25">Old EBP</text:span></text:p>
          </table:table-cell>
          <table:table-cell table:style-name="TableCell010504">
            <text:p text:style-name="P28"><text:span text:style-name="T25">EBP register points here</text:span></text:p>
          </table:table-cell>
          <table:table-cell table:style-name="TableCell010505">
            <text:p text:style-name="P29"><text:span text:style-name="T25"/></text:p>
          </table:table-cell>
        </table:table-row>
        <table:table-row table:style-name="TableRow0106">
          <table:table-cell table:style-name="TableCell010600">
            <text:p text:style-name="P32"><text:span text:style-name="T25"/></text:p>
          </table:table-cell>
          <table:table-cell table:style-name="TableCell010601">
            <text:p text:style-name="P32"><text:span text:style-name="T26">ebp + 4</text:span><text:span text:style-name="T27"/></text:p>
          </table:table-cell>
          <table:table-cell table:style-name="TableCell010602">
            <text:p text:style-name="P32"><text:span text:style-name="T27">0xbffff6fc</text:span></text:p>
          </table:table-cell>
          <table:table-cell table:style-name="TableCell010603">
            <text:p text:style-name="P32"><text:span text:style-name="T27">Old EIP</text:span></text:p>
          </table:table-cell>
          <table:table-cell table:style-name="TableCell010604">
            <text:p text:style-name="P33"><text:span text:style-name="T27">Return Instruction Pointer (RIP)</text:span></text:p>
          </table:table-cell>
          <table:table-cell table:style-name="TableCell010605">
            <text:p text:style-name="P34"><text:span text:style-name="T27">0xbffff6fc</text:span></text:p>
          </table:table-cell>
        </table:table-row>
        <table:table-row table:style-name="TableRow0107">
          <table:table-cell table:style-name="TableCell010700">
            <text:p text:style-name="P36"><text:span text:style-name="T27"/></text:p>
          </table:table-cell>
          <table:table-cell table:style-name="TableCell010701">
            <text:p text:style-name="P36"><text:span text:style-name="T28">ebp + 8</text:span><text:span text:style-name="T29"/></text:p>
          </table:table-cell>
          <table:table-cell table:style-name="TableCell010702">
            <text:p text:style-name="P36"><text:span text:style-name="T29">0xbffff700</text:span></text:p>
          </table:table-cell>
          <table:table-cell table:style-name="TableCell010703">
            <text:p text:style-name="P36"><text:span text:style-name="T30">&amp;a1</text:span><text:span text:style-name="T31"/></text:p>
          </table:table-cell>
          <table:table-cell table:style-name="TableCell010704">
            <text:p text:style-name="P37"><text:span text:style-name="T31">Parameter for swap_n_add. It is address of a1</text:span></text:p>
          </table:table-cell>
          <table:table-cell table:style-name="TableCell010705">
            <text:p text:style-name="P38"><text:span text:style-name="T31">0xbffff708</text:span></text:p>
          </table:table-cell>
        </table:table-row>
        <table:table-row table:style-name="TableRow0108">
          <table:table-cell table:style-name="TableCell010800">
            <text:p text:style-name="P40"><text:span text:style-name="T31">Bottm of frame -&gt;</text:span></text:p>
            <text:p text:style-name="P40"><text:span text:style-name="T31">(also the previous frame's SP)</text:span></text:p>
          </table:table-cell>
          <table:table-cell table:style-name="TableCell010801">
            <text:p text:style-name="P41"><text:span text:style-name="T32">ebp + 12</text:span><text:span text:style-name="T33"/></text:p>
          </table:table-cell>
          <table:table-cell table:style-name="TableCell010802">
            <text:p text:style-name="P41"><text:span text:style-name="T33">0xbffff704</text:span></text:p>
          </table:table-cell>
          <table:table-cell table:style-name="TableCell010803">
            <text:p text:style-name="P41"><text:span text:style-name="T34">&amp;a2</text:span><text:span text:style-name="T35"/></text:p>
          </table:table-cell>
          <table:table-cell table:style-name="TableCell010804">
            <text:p text:style-name="P42"><text:span text:style-name="T35">Parameter for swap_n_add. It is address of a2</text:span></text:p>
          </table:table-cell>
          <table:table-cell table:style-name="TableCell010805">
            <text:p text:style-name="P43"><text:span text:style-name="T35">0xbffff70c</text:span></text:p>
          </table:table-cell>
        </table:table-row>
      </table:table>
      <text:p text:style-name="P45"><text:span text:style-name="T35"/></text:p>
      <text:p text:style-name="P45"><text:span text:style-name="T35"/></text:p>
      <text:p text:style-name="P45"><text:span text:style-name="T35"/></text:p>
      <text:p text:style-name="P45"><text:span text:style-name="T35"/></text:p>
      <text:p text:style-name="P45"><text:span text:style-name="T35"/></text:p>
      <text:p text:style-name="P45"><text:span text:style-name="T35"/></text:p>
      <text:p text:style-name="P45"><text:span text:style-name="T35"/></text:p>
      <text:p text:style-name="P45"><text:span text:style-name="T35"/></text:p>
      <text:p text:style-name="P45"><text:span text:style-name="T35"/></text:p>
      <text:p text:style-name="P45"><text:span text:style-name="T35"/></text:p>
      <text:p text:style-name="P45"><text:span text:style-name="T35"/></text:p>
      <text:p text:style-name="P45"><text:span text:style-name="T35"/></text:p>
      <text:p text:style-name="P45"><text:span text:style-name="T35"/></text:p>
      <text:p text:style-name="P45"><text:span text:style-name="T35"/></text:p>
      <text:p text:style-name="P45"><text:span text:style-name="T35"/></text:p>
      <text:p text:style-name="P45"><text:span text:style-name="T35"/></text:p>
      <text:p text:style-name="P45"><text:span text:style-name="T35"/></text:p>
      <text:p text:style-name="P45"><text:span text:style-name="T35"/></text:p>
      <text:p text:style-name="P46"><text:span text:style-name="T36">4. Reconstruct the top stack frame at breakpoint 2.</text:span></text:p>
      <text:p text:style-name="P46"><text:span text:style-name="T37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row table:style-name="TableRow0200">
          <table:table-cell table:style-name="TableCell020000">
            <text:p text:style-name="P48"><text:span text:style-name="T38">Pointers</text:span></text:p>
            <text:p text:style-name="P48"><text:span text:style-name="T38">(Register</text:span></text:p>
            <text:p text:style-name="P48"><text:span text:style-name="T38">Addresses)</text:span><text:span text:style-name="T39"/></text:p>
          </table:table-cell>
          <table:table-cell table:style-name="TableCell020001">
            <text:p text:style-name="P48"><text:span text:style-name="T40">EBP Offset</text:span><text:span text:style-name="T41"/></text:p>
          </table:table-cell>
          <table:table-cell table:style-name="TableCell020002">
            <text:p text:style-name="P49"><text:span text:style-name="T42">Address</text:span><text:span text:style-name="T43"/></text:p>
          </table:table-cell>
          <table:table-cell table:style-name="TableCell020003">
            <text:p text:style-name="P49"><text:span text:style-name="T44">Name</text:span><text:span text:style-name="T45"/></text:p>
          </table:table-cell>
          <table:table-cell table:style-name="TableCell020004">
            <text:p text:style-name="P49"><text:span text:style-name="T46">Description</text:span><text:span text:style-name="T47"/></text:p>
          </table:table-cell>
          <table:table-cell table:style-name="TableCell020005">
            <text:p text:style-name="P49"><text:span text:style-name="T48">Value</text:span><text:span text:style-name="T49"/></text:p>
          </table:table-cell>
        </table:table-row>
        <table:table-row table:style-name="TableRow0201">
          <table:table-cell table:style-name="TableCell020100">
            <text:p text:style-name="P52"><text:span text:style-name="T49">ESP -&gt;</text:span></text:p>
          </table:table-cell>
          <table:table-cell table:style-name="TableCell020101">
            <text:p text:style-name="P52"><text:span text:style-name="T50">ebp - 24</text:span><text:span text:style-name="T51"/></text:p>
          </table:table-cell>
          <table:table-cell table:style-name="TableCell020102">
            <text:p text:style-name="P52"><text:span text:style-name="T51">0xbffff700</text:span></text:p>
          </table:table-cell>
          <table:table-cell table:style-name="TableCell020103">
            <text:p text:style-name="P52"><text:span text:style-name="T51"/></text:p>
          </table:table-cell>
          <table:table-cell table:style-name="TableCell020104">
            <text:p text:style-name="P53"><text:span text:style-name="T51">First empty memory location</text:span></text:p>
          </table:table-cell>
          <table:table-cell table:style-name="TableCell020105">
            <text:p text:style-name="P54"><text:span text:style-name="T51"/></text:p>
          </table:table-cell>
        </table:table-row>
        <table:table-row table:style-name="TableRow0202">
          <table:table-cell table:style-name="TableCell020200">
            <text:p text:style-name="P56"><text:span text:style-name="T51"/></text:p>
          </table:table-cell>
          <table:table-cell table:style-name="TableCell020201">
            <text:p text:style-name="P56"><text:span text:style-name="T52">ebp - 20</text:span><text:span text:style-name="T53"/></text:p>
          </table:table-cell>
          <table:table-cell table:style-name="TableCell020202">
            <text:p text:style-name="P56"><text:span text:style-name="T53">0xbffff704</text:span></text:p>
          </table:table-cell>
          <table:table-cell table:style-name="TableCell020203">
            <text:p text:style-name="P56"><text:span text:style-name="T53"/></text:p>
          </table:table-cell>
          <table:table-cell table:style-name="TableCell020204">
            <text:p text:style-name="P56"><text:span text:style-name="T53"/></text:p>
          </table:table-cell>
          <table:table-cell table:style-name="TableCell020205">
            <text:p text:style-name="P56"><text:span text:style-name="T53"/></text:p>
          </table:table-cell>
        </table:table-row>
        <table:table-row table:style-name="TableRow0203">
          <table:table-cell table:style-name="TableCell020300">
            <text:p text:style-name="P58"><text:span text:style-name="T53"/></text:p>
          </table:table-cell>
          <table:table-cell table:style-name="TableCell020301">
            <text:p text:style-name="P58"><text:span text:style-name="T54">ebp - 16</text:span><text:span text:style-name="T55"/></text:p>
          </table:table-cell>
          <table:table-cell table:style-name="TableCell020302">
            <text:p text:style-name="P58"><text:span text:style-name="T55">0xbffff708</text:span></text:p>
          </table:table-cell>
          <table:table-cell table:style-name="TableCell020303">
            <text:p text:style-name="P58"><text:span text:style-name="T55">a1</text:span></text:p>
          </table:table-cell>
          <table:table-cell table:style-name="TableCell020304">
            <text:p text:style-name="P59"><text:span text:style-name="T55">Local variable</text:span></text:p>
          </table:table-cell>
          <table:table-cell table:style-name="TableCell020305">
            <text:p text:style-name="P60"><text:span text:style-name="T55">0x421</text:span></text:p>
          </table:table-cell>
        </table:table-row>
        <table:table-row table:style-name="TableRow0204">
          <table:table-cell table:style-name="TableCell020400">
            <text:p text:style-name="P62"><text:span text:style-name="T55"/></text:p>
          </table:table-cell>
          <table:table-cell table:style-name="TableCell020401">
            <text:p text:style-name="P62"><text:span text:style-name="T56">ebp - 12</text:span><text:span text:style-name="T57"/></text:p>
          </table:table-cell>
          <table:table-cell table:style-name="TableCell020402">
            <text:p text:style-name="P62"><text:span text:style-name="T57">0xbffff70c</text:span></text:p>
          </table:table-cell>
          <table:table-cell table:style-name="TableCell020403">
            <text:p text:style-name="P62"><text:span text:style-name="T57">a2</text:span></text:p>
          </table:table-cell>
          <table:table-cell table:style-name="TableCell020404">
            <text:p text:style-name="P63"><text:span text:style-name="T57">Local varible</text:span></text:p>
          </table:table-cell>
          <table:table-cell table:style-name="TableCell020405">
            <text:p text:style-name="P64"><text:span text:style-name="T57">0x216</text:span></text:p>
          </table:table-cell>
        </table:table-row>
        <table:table-row table:style-name="TableRow0205">
          <table:table-cell table:style-name="TableCell020500">
            <text:p text:style-name="P66"><text:span text:style-name="T57"/></text:p>
          </table:table-cell>
          <table:table-cell table:style-name="TableCell020501">
            <text:p text:style-name="P66"><text:span text:style-name="T58">ebp - 8</text:span><text:span text:style-name="T59"/></text:p>
          </table:table-cell>
          <table:table-cell table:style-name="TableCell020502">
            <text:p text:style-name="P66"><text:span text:style-name="T59">0xbffff710</text:span></text:p>
          </table:table-cell>
          <table:table-cell table:style-name="TableCell020503">
            <text:p text:style-name="P66"><text:span text:style-name="T59">sum</text:span></text:p>
          </table:table-cell>
          <table:table-cell table:style-name="TableCell020504">
            <text:p text:style-name="P67"><text:span text:style-name="T59">Local variable</text:span></text:p>
          </table:table-cell>
          <table:table-cell table:style-name="TableCell020505">
            <text:p text:style-name="P68"><text:span text:style-name="T59">0x637</text:span></text:p>
          </table:table-cell>
        </table:table-row>
        <table:table-row table:style-name="TableRow0206">
          <table:table-cell table:style-name="TableCell020600">
            <text:p text:style-name="P70"><text:span text:style-name="T59"/></text:p>
          </table:table-cell>
          <table:table-cell table:style-name="TableCell020601">
            <text:p text:style-name="P70"><text:span text:style-name="T60">ebp - 4</text:span><text:span text:style-name="T61"/></text:p>
          </table:table-cell>
          <table:table-cell table:style-name="TableCell020602">
            <text:p text:style-name="P70"><text:span text:style-name="T61">0xbffff714</text:span></text:p>
          </table:table-cell>
          <table:table-cell table:style-name="TableCell020603">
            <text:p text:style-name="P70"><text:span text:style-name="T61">diff</text:span></text:p>
          </table:table-cell>
          <table:table-cell table:style-name="TableCell020604">
            <text:p text:style-name="P71"><text:span text:style-name="T61">Local variable</text:span></text:p>
          </table:table-cell>
          <table:table-cell table:style-name="TableCell020605">
            <text:p text:style-name="P72"><text:span text:style-name="T61">0x20b</text:span></text:p>
          </table:table-cell>
        </table:table-row>
        <table:table-row table:style-name="TableRow0207">
          <table:table-cell table:style-name="TableCell020700">
            <text:p text:style-name="P75"><text:span text:style-name="T61">EBP -&gt;</text:span></text:p>
          </table:table-cell>
          <table:table-cell table:style-name="TableCell020701">
            <text:p text:style-name="P75"><text:span text:style-name="T62">ebp</text:span><text:span text:style-name="T63"/></text:p>
          </table:table-cell>
          <table:table-cell table:style-name="TableCell020702">
            <text:p text:style-name="P75"><text:span text:style-name="T63">0xbffff718</text:span></text:p>
          </table:table-cell>
          <table:table-cell table:style-name="TableCell020703">
            <text:p text:style-name="P75"><text:span text:style-name="T63">Old EBP</text:span></text:p>
          </table:table-cell>
          <table:table-cell table:style-name="TableCell020704">
            <text:p text:style-name="P76"><text:span text:style-name="T63">EBP register points here</text:span></text:p>
          </table:table-cell>
          <table:table-cell table:style-name="TableCell020705">
            <text:p text:style-name="P77"><text:span text:style-name="T63"/></text:p>
          </table:table-cell>
        </table:table-row>
        <table:table-row table:style-name="TableRow0208">
          <table:table-cell table:style-name="TableCell020800">
            <text:p text:style-name="P80"><text:span text:style-name="T65"/></text:p>
          </table:table-cell>
          <table:table-cell table:style-name="TableCell020801">
            <text:p text:style-name="P80"><text:span text:style-name="T66">ebp + 4</text:span><text:span text:style-name="T67"/></text:p>
          </table:table-cell>
          <table:table-cell table:style-name="TableCell020802">
            <text:p text:style-name="P80"><text:span text:style-name="T67">0xbffff71c</text:span></text:p>
          </table:table-cell>
          <table:table-cell table:style-name="TableCell020803">
            <text:p text:style-name="P80"><text:span text:style-name="T67">Old EIP</text:span></text:p>
          </table:table-cell>
          <table:table-cell table:style-name="TableCell020804">
            <text:p text:style-name="P81"><text:span text:style-name="T67">Return Instruction Pointer (RI)</text:span></text:p>
          </table:table-cell>
          <table:table-cell table:style-name="TableCell020805">
            <text:p text:style-name="P81"><text:span text:style-name="T67">0xb7e41a83</text:span></text:p>
          </table:table-cell>
        </table:table-row>
        <table:table-row table:style-name="TableRow0209">
          <table:table-cell table:style-name="TableCell020900">
            <text:p text:style-name="P84"><text:span text:style-name="T67"/></text:p>
          </table:table-cell>
          <table:table-cell table:style-name="TableCell020901">
            <text:p text:style-name="P84"><text:span text:style-name="T68">ebp + 8</text:span><text:span text:style-name="T69"/></text:p>
          </table:table-cell>
          <table:table-cell table:style-name="TableCell020902">
            <text:p text:style-name="P84"><text:span text:style-name="T69">0xbffff720</text:span></text:p>
          </table:table-cell>
          <table:table-cell table:style-name="TableCell020903">
            <text:p text:style-name="P84"><text:span text:style-name="T69">argc</text:span></text:p>
          </table:table-cell>
          <table:table-cell table:style-name="TableCell020904">
            <text:p text:style-name="P85"><text:span text:style-name="T69">Parameter for main()</text:span></text:p>
          </table:table-cell>
          <table:table-cell table:style-name="TableCell020905">
            <text:p text:style-name="P86"><text:span text:style-name="T69">0x1</text:span></text:p>
          </table:table-cell>
        </table:table-row>
        <table:table-row table:style-name="TableRow0210">
          <table:table-cell table:style-name="TableCell021000">
            <text:p text:style-name="P89"><text:span text:style-name="T71"/></text:p>
          </table:table-cell>
          <table:table-cell table:style-name="TableCell021001">
            <text:p text:style-name="P90"><text:span text:style-name="T72">ebp + 12</text:span><text:span text:style-name="T73"/></text:p>
          </table:table-cell>
          <table:table-cell table:style-name="TableCell021002">
            <text:p text:style-name="P91"><text:span text:style-name="T73">0xbffff724</text:span></text:p>
          </table:table-cell>
          <table:table-cell table:style-name="TableCell021003">
            <text:p text:style-name="P91"><text:span text:style-name="T73">**argv</text:span></text:p>
          </table:table-cell>
          <table:table-cell table:style-name="TableCell021004">
            <text:p text:style-name="P92"><text:span text:style-name="T73">Parameter for main()</text:span></text:p>
          </table:table-cell>
          <table:table-cell table:style-name="TableCell021005">
            <text:p text:style-name="P92"><text:span text:style-name="T73">0xbffff8d6 --&gt; "/home/user/gdb/swap_n_add"</text:span></text:p>
          </table:table-cell>
        </table:table-row>
      </table:table>
      <text:p text:style-name="P94"><text:span text:style-name="T7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